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 Protokół PaCa:</text:p>
      <text:list xml:id="list1714388544" text:style-name="L1">
        <text:list-item>
          <text:p text:style-name="P1">Polecenia:</text:p>
          <text:list>
            <text:list-item>
              <text:p text:style-name="P1">Polecenia Klienta:</text:p>
              <text:list>
                <text:list-item>
                  <text:p text:style-name="P1">CRE [nazwa_gry] [plansza_x] [plansza_y] [wersja_klienta] #</text:p>
                </text:list-item>
                <text:list-item>
                  <text:p text:style-name="P1">CON [nazwa_gry] [wersja_klienta] #</text:p>
                </text:list-item>
                <text:list-item>
                  <text:p text:style-name="P1">SET [id_polecenia] [id_klienta] [nowa_pozycja_x] [nowa_pozycja_y] #</text:p>
                </text:list-item>
                <text:list-item>
                  <text:p text:style-name="P1">MOV [id_polecenia] [id_klienta] [nowa_pozycja_x] [nowa_pozycja_x] #</text:p>
                </text:list-item>
                <text:list-item>
                  <text:p text:style-name="P1">SHO [id_polecenia] [id_klienta] <text:s/>[poz_x] [poz_y] #</text:p>
                </text:list-item>
              </text:list>
            </text:list-item>
            <text:list-item>
              <text:p text:style-name="P1">Odpowiedzi serwera:</text:p>
              <text:list>
                <text:list-item>
                  <text:p text:style-name="P1">Dla CRE:</text:p>
                  <text:list>
                    <text:list-item>
                      <text:p text:style-name="P1">OK [id_klienta] [wersja_serwera] #</text:p>
                    </text:list-item>
                    <text:list-item>
                      <text:p text:style-name="P1">NO [kod_bledu] #</text:p>
                    </text:list-item>
                  </text:list>
                </text:list-item>
                <text:list-item>
                  <text:p text:style-name="P1">Dla CON:</text:p>
                  <text:list>
                    <text:list-item>
                      <text:p text:style-name="P1">OK [id_klienta] [wersja_serwera] [plansza_x] [plansza_y] #</text:p>
                    </text:list-item>
                    <text:list-item>
                      <text:p text:style-name="P1">NO [kod_bledu] #</text:p>
                    </text:list-item>
                  </text:list>
                </text:list-item>
                <text:list-item>
                  <text:p text:style-name="P1">Dla SET:</text:p>
                  <text:list>
                    <text:list-item>
                      <text:p text:style-name="P1">OK [id_polecenia] #</text:p>
                    </text:list-item>
                    <text:list-item>
                      <text:p text:style-name="P1">NO [id_polecenia] [kod_bledu] #</text:p>
                    </text:list-item>
                  </text:list>
                </text:list-item>
                <text:list-item>
                  <text:p text:style-name="P1">Dla MOV:</text:p>
                  <text:list>
                    <text:list-item>
                      <text:p text:style-name="P1">OK [id_polecenia] [numer_odpowiedzi]] &lt;[x] [y] &lt;[x] [y]&gt;&gt; #</text:p>
                    </text:list-item>
                    <text:list-item>
                      <text:p text:style-name="P1">NO [id_polecenia] [kod_bledu] #</text:p>
                    </text:list-item>
                  </text:list>
                </text:list-item>
                <text:list-item>
                  <text:p text:style-name="P1">Dla SHO:</text:p>
                  <text:list>
                    <text:list-item>
                      <text:p text:style-name="P1">OK [id_polecenia] [id_odpowiedzi] &lt;[x][y]&lt;[x][y]&lt;[x][y]&gt;&gt;&gt; #</text:p>
                    </text:list-item>
                    <text:list-item>
                      <text:p text:style-name="P1">NO [id_polecenia] [kod_bledu]</text:p>
                    </text:list-item>
                  </text:list>
                </text:list-item>
              </text:list>
            </text:list-item>
            <text:list-item>
              <text:p text:style-name="P1">Informacje od serwera:</text:p>
              <text:list>
                <text:list-item>
                  <text:p text:style-name="P1">WIN #– Informacja dla gracza że wygrał grę</text:p>
                </text:list-item>
                <text:list-item>
                  <text:p text:style-name="P1">LOSE #– Informacja dla gracza że przegrał grę</text:p>
                </text:list-item>
                <text:list-item>
                  <text:p text:style-name="P1">CLS [x] [y] #– Strzał w pobliżu na pozycję x,y</text:p>
                </text:list-item>
                <text:list-item>
                  <text:p text:style-name="P1">NES [x] [y] &lt;[x] [y]&gt; # - Pojawił się statek w pobliżu na pozycji/ach x,y</text:p>
                </text:list-item>
              </text:list>
            </text:list-item>
            <text:list-item>
              <text:p text:style-name="P1">Opisy zmiennych:</text:p>
              <text:list>
                <text:list-item>
                  <text:p text:style-name="P1">[nazwa_gry] – Nazwa pod którą gra ma zostać utworzona/ do której gracz chce dołączyć</text:p>
                </text:list-item>
                <text:list-item>
                  <text:p text:style-name="P1">[plansza_x] [plansza_y] – Wielkość planszy tworzonej na serwerze</text:p>
                </text:list-item>
                <text:list-item>
                  <text:p text:style-name="P1">[wersja_klienta] – Wersja klienta</text:p>
                </text:list-item>
                <text:list-item>
                  <text:p text:style-name="P1">[id_polecenia] – id polecenia wysyłania do serwera potrzebna klientowi do rozpoznawania dla którego polecenia jest dana odpowiedź (generowane przez klienta)</text:p>
                </text:list-item>
                <text:list-item>
                  <text:p text:style-name="P1">[id_klienta] – Id klienta informująca serwer który gracz wykonuje ruch (serwer nadaje podczas łączenia)</text:p>
                </text:list-item>
                <text:list-item>
                  <text:p text:style-name="P1">[nowa_pozycja_x] [nowa_pozycja_y] – Pozycja na którą statek ma się przemieścić/ustawić</text:p>
                </text:list-item>
                <text:list-item>
                  <text:p text:style-name="P1">[kod_bledu] – Kod informujący o błędzie</text:p>
                </text:list-item>
                <text:list-item>
                  <text:p text:style-name="P1">[numer_odpowiedzi] – Informacja o sytuacjach zaistniałych podczas ruchu</text:p>
                </text:list-item>
                <text:list-item>
                  <text:p text:style-name="P1">[id_odpowiedzi] – Informacja o sytuacjach zaistniałych podczas strzału</text:p>
                </text:list-item>
                <text:list-item>
                  <text:p text:style-name="P1">[x][y] – Pozycja statku przeciwnika</text:p>
                </text:list-item>
              </text:list>
            </text:list-item>
            <text:list-item>
              <text:p text:style-name="P1">Kody:</text:p>
              <text:list>
                <text:list-item>
                  <text:p text:style-name="P1">[kod_bledu]:</text:p>
                  <text:list>
                    <text:list-item>
                      <text:p text:style-name="P1">100 – Błędne polecenie</text:p>
                    </text:list-item>
                    <text:list-item>
                      <text:p text:style-name="P1">101 – Niemożliwy ruch</text:p>
                    </text:list-item>
                    <text:list-item>
                      <text:p text:style-name="P1">102 – Niemożliwy strzał</text:p>
                    </text:list-item>
                    <text:list-item>
                      <text:p text:style-name="P1">103 – Nieoczekiwany błąd</text:p>
                    </text:list-item>
                    <text:list-item>
                      <text:p text:style-name="P1">104 – Nieobsługiwana wersja klienta</text:p>
                    </text:list-item>
                  </text:list>
                </text:list-item>
                <text:list-item>
                  <text:p text:style-name="P1"><text:soft-page-break/>[id_odpowiedzi]</text:p>
                  <text:list>
                    <text:list-item>
                      <text:p text:style-name="P1">200 – Chybiony strzał, w pobliżu nie ma innych statków</text:p>
                    </text:list-item>
                    <text:list-item>
                      <text:p text:style-name="P1">201 – Trafiony</text:p>
                    </text:list-item>
                    <text:list-item>
                      <text:p text:style-name="P1">202 – Strzał blisko innego statku</text:p>
                    </text:list-item>
                  </text:list>
                </text:list-item>
                <text:list-item>
                  <text:p text:style-name="P1">[numer_odpowiedzi]</text:p>
                  <text:list>
                    <text:list-item>
                      <text:p text:style-name="P1">300 – Można się ruszyć, nie ma statku</text:p>
                    </text:list-item>
                    <text:list-item>
                      <text:p text:style-name="P1">301 – Można się ruszyć, jest statek</text:p>
                    </text:list-item>
                  </text:list>
                </text:list-item>
              </text:list>
            </text:list-item>
            <text:list-item>
              <text:p text:style-name="P1">Uwagi:</text:p>
              <text:list>
                <text:list-item>
                  <text:p text:style-name="P1">[ ] - Zmienne</text:p>
                </text:list-item>
                <text:list-item>
                  <text:p text:style-name="P1">&lt; &gt;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4-28T17:38:25</dc:date>
    <dc:creator>Paweł Zembrzuski</dc:creator>
    <meta:editing-duration>PT00H29M32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2" meta:paragraph-count="57" meta:word-count="357" meta:character-count="2222"/>
    <meta:user-defined meta:name="Informacja 1"/>
    <meta:user-defined meta:name="Informacja 2"/>
    <meta:user-defined meta:name="Informacja 3"/>
    <meta:user-defined meta:name="Informacja 4"/>
  </office:meta>
</office:document-meta>
</file>